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T1" style:family="text">
      <style:text-properties fo:color="#000000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351cm" svg:height="1.904cm" svg:x="11.15cm" svg:y="24.487cm">
          <text:p text:style-name="P1"><text:span text:style-name="T1">mrpt-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6.351cm" svg:height="1.904cm" svg:x="4.8cm" svg:y="19.406cm">
          <text:p text:style-name="P1"><text:span text:style-name="T1">mrpt-topogra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6.351cm" svg:height="1.904cm" svg:x="13.691cm" svg:y="19.406cm">
          <text:p text:style-name="P1"><text:span text:style-name="T1">mrpt-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6.091cm" svg:height="1.905cm" svg:x="14.961cm" svg:y="15.596cm">
          <text:p text:style-name="P1"><text:span text:style-name="T1">mrpt-obsm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6.351cm" svg:height="1.904cm" svg:x="17.825cm" svg:y="11.151cm">
          <text:p text:style-name="P1"><text:span text:style-name="T1">mrpt-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7.335cm" svg:height="1.904cm" svg:x="27.001cm" svg:y="11.151cm">
          <text:p text:style-name="P1"><text:span text:style-name="T1">mrpt-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6.351cm" svg:height="1.904cm" svg:x="8.61cm" svg:y="11.152cm">
          <text:p text:style-name="P1"><text:span text:style-name="T1">mrpt-hw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6.351cm" svg:height="1.904cm" svg:x="22.331cm" svg:y="5.472cm">
          <text:p text:style-name="P1"><text:span text:style-name="T1">mrpt-monoslam (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6.351cm" svg:height="1.904cm" svg:x="30.586cm" svg:y="5.472cm">
          <text:p text:style-name="P1"><text:span text:style-name="T1">mrpt-stereoslam (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6.351cm" svg:height="1.904cm" svg:x="14.911cm" svg:y="5.472cm">
          <text:p text:style-name="P1"><text:span text:style-name="T1">mrpt-hmtsl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6.351cm" svg:height="1.904cm" svg:x="7.291cm" svg:y="5.472cm">
          <text:p text:style-name="P1"><text:span text:style-name="T1">mrpt-reactiven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7.436cm" svg:height="0.962cm" svg:x="1.81cm" svg:y="27.334cm">
          <draw:text-box>
            <text:p>(*) Experimental libraries</text:p>
          </draw:text-box>
        </draw:frame>
        <draw:connector draw:style-name="gr3" draw:text-style-name="P1" draw:layer="layout" draw:type="curve" svg:x1="7.975cm" svg:y1="21.31cm" svg:x2="11.957cm" svg:y2="24.219cm" draw:start-shape="id1" draw:start-glue-point="2" svg:d="m7975 21310c0 2559 3982 1105 3982 2909">
          <text:p/>
        </draw:connector>
        <draw:connector draw:style-name="gr3" draw:text-style-name="P1" draw:layer="layout" draw:type="curve" svg:x1="16.866cm" svg:y1="21.31cm" svg:x2="14.959cm" svg:y2="24.219cm" draw:start-shape="id2" draw:start-glue-point="2" svg:d="m16866 21310c0 2559-1907 1105-1907 2909">
          <text:p/>
        </draw:connector>
        <draw:connector draw:style-name="gr3" draw:text-style-name="P1" draw:layer="layout" draw:type="curve" svg:x1="18.006cm" svg:y1="17.501cm" svg:x2="16.866cm" svg:y2="19.406cm" draw:start-shape="id3" draw:start-glue-point="2" draw:end-shape="id2" draw:end-glue-point="0" svg:d="m18006 17501c0 1429-1140 477-1140 1905">
          <text:p/>
        </draw:connector>
        <draw:connector draw:style-name="gr3" draw:text-style-name="P1" draw:layer="layout" draw:type="curve" svg:x1="21cm" svg:y1="13.055cm" svg:x2="19.081cm" svg:y2="15.264cm" draw:start-shape="id4" draw:start-glue-point="2" svg:d="m21000 13055c0 2034-1919 930-1919 2209">
          <text:p/>
        </draw:connector>
        <draw:connector draw:style-name="gr3" draw:text-style-name="P1" draw:layer="layout" draw:type="curve" svg:x1="11.785cm" svg:y1="13.056cm" svg:x2="16.333cm" svg:y2="15.264cm" draw:start-shape="id5" draw:start-glue-point="2" svg:d="m11785 13056c0 2032 4548 929 4548 2208">
          <text:p/>
        </draw:connector>
        <draw:connector draw:style-name="gr3" draw:text-style-name="P1" draw:layer="layout" draw:type="curve" svg:x1="30.668cm" svg:y1="13.055cm" svg:x2="21.052cm" svg:y2="16.548cm" draw:start-shape="id6" draw:start-glue-point="2" draw:end-shape="id3" draw:end-glue-point="1" svg:d="m30668 13055c0 2329-3205 3493-9616 3493">
          <text:p/>
        </draw:connector>
        <draw:connector draw:style-name="gr3" draw:text-style-name="P1" draw:layer="layout" draw:type="curve" svg:x1="10.466cm" svg:y1="7.376cm" svg:x2="18.572cm" svg:y2="10.888cm" draw:start-shape="id7" draw:start-glue-point="2" svg:d="m10466 7376c0 3010 8106 1255 8106 3512">
          <text:p/>
        </draw:connector>
        <draw:connector draw:style-name="gr3" draw:text-style-name="P1" draw:layer="layout" draw:type="curve" svg:x1="18.086cm" svg:y1="7.376cm" svg:x2="20.505cm" svg:y2="10.838cm" draw:start-shape="id8" draw:start-glue-point="2" svg:d="m18086 7376c0 2973 2419 1242 2419 3462">
          <text:p/>
        </draw:connector>
        <draw:connector draw:style-name="gr3" draw:text-style-name="P1" draw:layer="layout" draw:type="curve" svg:x1="25.506cm" svg:y1="7.376cm" svg:x2="21.052cm" svg:y2="16.548cm" draw:start-shape="id9" draw:start-glue-point="2" draw:end-shape="id3" draw:end-glue-point="1" svg:d="m25506 7376c0 6115-1484 9172-4454 9172">
          <text:p/>
        </draw:connector>
        <draw:connector draw:style-name="gr3" draw:text-style-name="P1" draw:layer="layout" draw:type="curve" svg:x1="33.761cm" svg:y1="7.376cm" svg:x2="23.049cm" svg:y2="10.838cm" draw:start-shape="id10" draw:start-glue-point="2" svg:d="m33761 7376c0 2973-10712 1242-10712 3462">
          <text:p/>
        </draw:connector>
        <draw:connector draw:style-name="gr3" draw:text-style-name="P1" draw:layer="layout" draw:type="curve" svg:x1="33.761cm" svg:y1="7.376cm" svg:x2="32.462cm" svg:y2="10.888cm" draw:start-shape="id10" draw:start-glue-point="2" svg:d="m33761 7376c0 3010-1299 1255-1299 3512">
          <text:p/>
        </draw:connector>
        <draw:connector draw:style-name="gr3" draw:text-style-name="P1" draw:layer="layout" draw:type="curve" svg:x1="25.506cm" svg:y1="7.376cm" svg:x2="28.494cm" svg:y2="10.787cm" draw:start-shape="id9" draw:start-glue-point="2" svg:d="m25506 7376c0 2935 2988 1230 2988 3411">
          <text:p/>
        </draw:connector>
        <draw:custom-shape draw:style-name="gr1" draw:text-style-name="P2" draw:id="id11" draw:layer="layout" svg:width="6.351cm" svg:height="1.904cm" svg:x="30.835cm" svg:y="15.597cm">
          <text:p text:style-name="P1"><text:span text:style-name="T1">mrpt-sift-h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351cm" svg:height="1.904cm" svg:x="6.705cm" svg:y="15.596cm">
          <text:p text:style-name="P1"><text:span text:style-name="T1">mrpt-a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6.351cm" svg:height="1.904cm" svg:x="22.581cm" svg:y="19.406cm">
          <text:p text:style-name="P1"><text:span text:style-name="T1">mrpt-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30.668cm" svg:y1="13.055cm" svg:x2="34.01cm" svg:y2="15.597cm" draw:start-shape="id6" draw:start-glue-point="2" draw:end-shape="id11" svg:d="m30668 13055c0 1908 3342 637 3342 2542">
          <text:p/>
        </draw:connector>
        <draw:connector draw:style-name="gr3" draw:text-style-name="P1" draw:layer="layout" draw:type="curve" svg:x1="11.785cm" svg:y1="13.056cm" svg:x2="10.583cm" svg:y2="15.366cm" draw:start-shape="id5" draw:start-glue-point="2" svg:d="m11785 13056c0 2109-1202 954-1202 2310">
          <text:p/>
        </draw:connector>
        <draw:connector draw:style-name="gr3" draw:text-style-name="P1" draw:layer="layout" draw:type="curve" svg:x1="25.756cm" svg:y1="21.31cm" svg:x2="15.977cm" svg:y2="24.168cm" draw:start-shape="id12" draw:start-glue-point="2" svg:d="m25756 21310c0 2520-9779 1091-9779 2858">
          <text:p/>
        </draw:connector>
        <draw:connector draw:style-name="gr3" draw:text-style-name="P1" draw:layer="layout" draw:type="curve" svg:x1="21cm" svg:y1="13.055cm" svg:x2="24.016cm" svg:y2="19.08cm" draw:start-shape="id4" draw:start-glue-point="2" svg:d="m21000 13055c0 4896 3016 1884 3016 6025">
          <text:p/>
        </draw:connector>
        <draw:connector draw:style-name="gr3" draw:text-style-name="P1" draw:layer="layout" draw:type="curve" svg:x1="30.668cm" svg:y1="13.055cm" svg:x2="27.425cm" svg:y2="19.08cm" draw:start-shape="id6" draw:start-glue-point="2" svg:d="m30668 13055c0 4896-3243 1884-3243 6025">
          <text:p/>
        </draw:connector>
        <draw:connector draw:style-name="gr3" draw:text-style-name="P1" draw:layer="layout" draw:type="curve" svg:x1="25.506cm" svg:y1="7.376cm" svg:x2="25.746cm" svg:y2="18.877cm" draw:start-shape="id9" draw:start-glue-point="2" svg:d="m25506 7376c0 9003 240 3253 240 11501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 draw:start-line-spacing-horizontal="0.203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8cm" svg:x="1cm" svg:y="2.636cm" draw:page-number="1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Default" style:page-layout-name="PM1" draw:style-name="Mdp1">
      <draw:frame presentation:style-name="Default-title" draw:layer="backgroundobjects" svg:width="36.026cm" svg:height="4.625cm" svg:x="2.99cm" svg:y="2.093cm" presentation:class="title" presentation:placeholder="true">
        <draw:text-box/>
      </draw:frame>
      <draw:frame presentation:style-name="Default-outline1" draw:layer="backgroundobjects" svg:width="36.026cm" svg:height="18.289cm" svg:x="2.99cm" svg:y="7.473cm" presentation:class="outline" presentation:placeholder="true">
        <draw:text-box/>
      </draw:frame>
      <draw:frame presentation:style-name="Mpr1" draw:text-style-name="MP1" draw:layer="backgroundobjects" svg:width="9.326cm" svg:height="1.911cm" svg:x="2.99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89cm" svg:height="1.911cm" svg:x="14.68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6cm" svg:height="1.911cm" svg:x="29.69cm" svg:y="26.2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e Luis</meta:initial-creator>
    <meta:creation-date>2010-05-13T00:04:43</meta:creation-date>
    <meta:editing-duration>PT00H25M14S</meta:editing-duration>
    <meta:editing-cycles>15</meta:editing-cycles>
    <meta:generator>OpenOffice.org/3.2$Unix OpenOffice.org_project/320m12$Build-9483</meta:generator>
    <dc:date>2010-05-14T18:32:36</dc:date>
    <dc:creator>Jose Luis</dc:creator>
    <meta:document-statistic meta:object-count="56"/>
  </office:meta>
</office:document-meta>
</file>